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011735" officeooo:paragraph-rsid="00011735" style:font-size-asian="12pt" style:font-size-complex="12pt"/>
    </style:style>
    <style:style style:name="P2" style:family="paragraph" style:parent-style-name="Standard">
      <style:text-properties fo:font-size="12pt" officeooo:paragraph-rsid="00011735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font-style="normal" officeooo:paragraph-rsid="00011735" style:font-size-asian="12pt" style:font-style-asian="normal" style:font-size-complex="12pt" style:font-style-complex="normal"/>
    </style:style>
    <style:style style:name="P4" style:family="paragraph" style:parent-style-name="Standard">
      <style:text-properties officeooo:paragraph-rsid="00011735"/>
    </style:style>
    <style:style style:name="P5" style:family="paragraph" style:parent-style-name="Standard">
      <style:text-properties officeooo:rsid="00011735" officeooo:paragraph-rsid="00011735"/>
    </style:style>
    <style:style style:name="P6" style:family="paragraph" style:parent-style-name="Standard">
      <style:text-properties fo:color="#ce9178" loext:opacity="100%" style:font-name="Consolas" fo:font-size="10.5pt" fo:font-weight="normal" officeooo:paragraph-rsid="00011735" fo:background-color="#1f1f1f"/>
    </style:style>
    <style:style style:name="P7" style:family="paragraph" style:parent-style-name="Standard">
      <style:text-properties fo:font-style="italic" fo:font-weight="bold" officeooo:rsid="00011735" officeooo:paragraph-rsid="0001173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normal" officeooo:rsid="00011735" officeooo:paragraph-rsid="0001173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03ff" officeooo:paragraph-rsid="000303ff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0303ff" officeooo:paragraph-rsid="000303f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italic" fo:font-weight="bold" officeooo:rsid="000303ff" officeooo:paragraph-rsid="000303ff" style:font-style-asian="italic" style:font-weight-asian="bold" style:font-style-complex="italic" style:font-weight-complex="bold"/>
    </style:style>
    <style:style style:name="P12" style:family="paragraph" style:parent-style-name="Standard" style:list-style-name="L2">
      <style:text-properties fo:font-style="normal" fo:font-weight="normal" officeooo:rsid="000303ff" officeooo:paragraph-rsid="000303f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weight="normal" officeooo:paragraph-rsid="000303ff"/>
    </style:style>
    <style:style style:name="P14" style:family="paragraph" style:parent-style-name="Standard">
      <style:text-properties fo:font-style="normal" fo:font-weight="normal" officeooo:rsid="00011735" officeooo:paragraph-rsid="000303f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officeooo:rsid="000303ff" officeooo:paragraph-rsid="000303ff" fo:background-color="#1f1f1f"/>
    </style:style>
    <style:style style:name="P1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7" style:family="paragraph" style:parent-style-name="Standard">
      <style:text-properties fo:font-style="normal" fo:font-weight="normal" officeooo:rsid="00037100" officeooo:paragraph-rsid="00037100" style:font-style-asian="normal" style:font-weight-asian="normal" style:font-style-complex="normal" style:font-weight-complex="normal"/>
    </style:style>
    <style:style style:name="T1" style:family="text">
      <style:text-properties officeooo:rsid="00011735" fo:background-color="transparent" loext:char-shading-value="0"/>
    </style:style>
    <style:style style:name="T2" style:family="text">
      <style:text-properties officeooo:rsid="00011735"/>
    </style:style>
    <style:style style:name="T3" style:family="text">
      <style:text-properties fo:font-variant="normal" fo:text-transform="none" fo:color="#000000" loext:opacity="100%" style:font-name="Liberation Serif" fo:letter-spacing="normal" fo:font-style="italic" fo:font-weight="normal" style:font-style-asian="italic" style:font-style-complex="italic"/>
    </style:style>
    <style:style style:name="T4" style:family="text">
      <style:text-properties fo:color="#000000" loext:opacity="100%" style:font-name="Liberation Serif" fo:font-style="italic" style:font-style-asian="italic" style:font-style-complex="italic"/>
    </style:style>
    <style:style style:name="T5" style:family="text">
      <style:text-properties fo:color="#000000" loext:opacity="100%" style:font-name="Liberation Serif" fo:font-style="normal" officeooo:rsid="00011735" style:font-style-asian="normal" style:font-style-complex="normal"/>
    </style:style>
    <style:style style:name="T6" style:family="text">
      <style:text-properties fo:font-variant="normal" fo:text-transform="none" fo:color="#cccccc" loext:opacity="100%" style:font-name="Consolas" fo:letter-spacing="normal" fo:font-style="normal" fo:font-weight="normal"/>
    </style:style>
    <style:style style:name="T7" style:family="text">
      <style:text-properties fo:font-style="italic" officeooo:rsid="00011735" style:font-style-asian="italic" style:font-style-complex="italic"/>
    </style:style>
    <style:style style:name="T8" style:family="text">
      <style:text-properties fo:color="#ce9178" loext:opacity="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0303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loext:opacity="100%" style:font-name="Liberation Serif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color="#000000" loext:opacity="100%" style:font-name="Liberation Serif" fo:font-size="10.5pt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style="normal" officeooo:rsid="000303ff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officeooo:rsid="000303ff" style:font-style-asian="italic" style:font-weight-asian="bold" style:font-style-complex="italic" style:font-weight-complex="bold"/>
    </style:style>
    <style:style style:name="T16" style:family="text">
      <style:text-properties officeooo:rsid="00037100"/>
    </style:style>
    <style:style style:name="T17" style:family="text">
      <style:text-properties fo:font-style="italic" officeooo:rsid="00037100" style:font-style-asian="italic" style:font-style-complex="italic"/>
    </style:style>
    <style:style style:name="T18" style:family="text">
      <style:text-properties fo:font-style="italic" fo:font-weight="bold" officeooo:rsid="00037100" style:font-style-asian="italic" style:font-weight-asian="bold" style:font-style-complex="italic" style:font-weight-complex="bold"/>
    </style:style>
    <style:style style:name="T19" style:family="text">
      <style:text-properties fo:color="#6a9955" loext:opacity="100%" style:font-name="Consolas" fo:font-size="10.5pt" fo:background-color="#1f1f1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mos venido aquí porque se ha cometido un crimen en SQL city y vamos a desglosaros paso a paso el camino que hemos seguido para resolverlo.</text:p>
      <text:p text:style-name="P1"/>
      <text:p text:style-name="P1">PRIMERA PARTE:</text:p>
      <text:p text:style-name="P1"/>
      <text:p text:style-name="P1">Lo primero de todo, ha sido acceder a la base de datos de la policía para acceder al informe del suceso del día 15 de Enero de 2018. Vemos que ese día existen 3 incidentes: </text:p>
      <text:p text:style-name="P1">Dos asaltos y un asesinato, que es el que nos interesa.</text:p>
      <text:p text:style-name="P1"/>
      <text:p text:style-name="P1">El asesinato se describe como un disparo a la víctima y la presencia de dos testigos: </text:p>
      <text:p text:style-name="P1"/>
      <text:p text:style-name="P2"><text:span text:style-name="T1">1</text:span><text:span text:style-name="T2">. Uno que vive en la última casa del barrio </text:span><text:span text:style-name="T3">"Northwestern Dr"</text:span><text:span text:style-name="T4"> .</text:span></text:p>
      <text:p text:style-name="P3"/>
      <text:p text:style-name="P2"><text:span text:style-name="T5">2. El segundo vive en algún lugar en el barrio de </text:span><text:span text:style-name="T6"><text:s/></text:span><text:span text:style-name="T3">"Franklin Ave"</text:span> <text:span text:style-name="T2">y su nombre comienza por “</text:span><text:span text:style-name="T7">Annabel</text:span><text:span text:style-name="T2">” .</text:span></text:p>
      <text:p text:style-name="P2"/>
      <text:p text:style-name="P4"/>
      <text:p text:style-name="P5">SEGUNDA PARTE. </text:p>
      <text:p text:style-name="P6"><text:span text:style-name="T8"/></text:p>
      <text:p text:style-name="P5"/>
      <text:p text:style-name="P5">Para descubrir al primer testigo, nos tenemos que meter en la tabla de persona y con un filtro para definir el address y ordenar la tabla de forma descendiente, le tenemos: <text:span text:style-name="T9">Morty Schapiro</text:span></text:p>
      <text:p text:style-name="P7"/>
      <text:p text:style-name="P8">Para el segundo, filtramos por el nombre, todas aquellas pers<text:span text:style-name="T10">o</text:span>nas que comiencen con el nombre Annabel y <text:span text:style-name="T10">que coincidan viviendo en el barrio mencionado y </text:span>la tenemos: <text:span text:style-name="T9">Annabel Miller</text:span></text:p>
      <text:p text:style-name="P7"/>
      <text:p text:style-name="P9">Sacamos entonces las entrevistas de cada uno accediendo a la tabla<text:span text:style-name="T11"> interviews </text:span>y desglosamos la información del asesino que nos dan los dos: </text:p>
      <text:p text:style-name="P9"/>
      <text:list text:style-name="L1">
        <text:list-item>
          <text:p text:style-name="P10">El sospechoso es hombre</text:p>
        </text:list-item>
        <text:list-item>
          <text:p text:style-name="P10">Llevó una mochila del gimnasio con nombre<text:span text:style-name="T12"> “</text:span><text:span text:style-name="T13">Get Fit Now Gym"</text:span></text:p>
        </text:list-item>
        <text:list-item>
          <text:p text:style-name="P10">El número de membresía comienza con “<text:span text:style-name="T11">48Z</text:span>” Lo cual implica que solamente puede ser “<text:span text:style-name="T9">Gold”</text:span></text:p>
        </text:list-item>
        <text:list-item>
          <text:p text:style-name="P10">La matrícula del coche que conducía contenía estas letras: “<text:span text:style-name="T9">H42W”</text:span></text:p>
        </text:list-item>
        <text:list-item>
          <text:p text:style-name="P10">Annabel nos dice que ella vio el asesinato y luego reconoció al asesino en el gimnasio en la fecha 9 de Enero.</text:p>
        </text:list-item>
      </text:list>
      <text:p text:style-name="P9"/>
      <text:p text:style-name="P9"/>
      <text:p text:style-name="P9">Ahora con esta información, viajamos por las tablas uniéndolas. Pasamos por la tabla de miembros, la de carnet de conducir, y la de carnet de conducir para cotejar toda esta información y buscar las condiciones y nos sale un nombre; <text:span text:style-name="T9">Jeremy Bowers.</text:span></text:p>
      <text:p text:style-name="P11"/>
      <text:p text:style-name="P9">Buscamos su testimonio y vemos que él si fue el asesino, pero fue contratado por una mujer y nos da su descripción: </text:p>
      <text:p text:style-name="P9"/>
      <text:list text:style-name="L2">
        <text:list-item>
          <text:p text:style-name="P12">La mujer es rica</text:p>
        </text:list-item>
        <text:list-item>
          <text:p text:style-name="P12">Mide entre 1,65 y 1,67 m. </text:p>
        </text:list-item>
        <text:list-item>
          <text:p text:style-name="P12">Tiene el pelo rojo </text:p>
        </text:list-item>
        <text:list-item>
          <text:p text:style-name="P12">Conduce un Tesla, Modelo S</text:p>
        </text:list-item>
        <text:list-item>
          <text:p text:style-name="P13"><text:span text:style-name="T14">Ha acudido a la </text:span><text:span text:style-name="T15">SQL Symphony Concert </text:span><text:span text:style-name="T14">3 veces en diciembre del 2017</text:span></text:p>
        </text:list-item>
      </text:list>
      <text:p text:style-name="P9"/>
      <text:p text:style-name="P9"/>
      <text:p text:style-name="P9"><text:soft-page-break/></text:p>
      <text:p text:style-name="P9">TERCERA PARTE</text:p>
      <text:p text:style-name="P9"/>
      <text:p text:style-name="P9">Hacemos entonces la última búsqueda <text:span text:style-name="T16">enlazando las tablas, </text:span><text:span text:style-name="T17">facebook_event_checkin, drivers_license</text:span><text:span text:style-name="T16"> y</text:span><text:span text:style-name="T17"> person </text:span><text:span text:style-name="T16">contrastando todas las condiciones y sale la artífice de todo: </text:span><text:span text:style-name="T18">Miranda Priestly</text:span></text:p>
      <text:p text:style-name="P14"><text:span text:style-name="T19"/></text:p>
      <text:p text:style-name="P15"/>
      <text:p text:style-name="P16"/>
      <text:p text:style-name="P17">Y lo tenemos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9T16:46:07.311653400</meta:creation-date>
    <dc:date>2025-04-09T17:09:25.900993700</dc:date>
    <meta:editing-duration>PT1M43S</meta:editing-duration>
    <meta:editing-cycles>1</meta:editing-cycles>
    <meta:document-statistic meta:table-count="0" meta:image-count="0" meta:object-count="0" meta:page-count="2" meta:paragraph-count="26" meta:word-count="407" meta:character-count="2238" meta:non-whitespace-character-count="1859"/>
    <meta:generator>LibreOffice/25.2.2.2$Windows_X86_64 LibreOffice_project/7370d4be9e3cf6031a51beef54ff3bda878e3fac</meta:generator>
  </office:meta>
</office:document-meta>
</file>